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eroxerador_1</text:p>
          </table:table-cell>
          <table:table-cell office:value-type="float" office:value="515126" calcext:value-type="float">
            <text:p>515126</text:p>
          </table:table-cell>
          <table:table-cell office:value-type="float" office:value="4742051" calcext:value-type="float">
            <text:p>4742051</text:p>
          </table:table-cell>
        </table:table-row>
        <table:table-row table:style-name="ro1">
          <table:table-cell office:value-type="string" calcext:value-type="string">
            <text:p>Aeroxerador_2</text:p>
          </table:table-cell>
          <table:table-cell office:value-type="float" office:value="515116" calcext:value-type="float">
            <text:p>515116</text:p>
          </table:table-cell>
          <table:table-cell office:value-type="float" office:value="4741445" calcext:value-type="float">
            <text:p>4741445</text:p>
          </table:table-cell>
        </table:table-row>
        <table:table-row table:style-name="ro1">
          <table:table-cell office:value-type="string" calcext:value-type="string">
            <text:p>LAAT_1</text:p>
          </table:table-cell>
          <table:table-cell office:value-type="float" office:value="518361.882" calcext:value-type="float">
            <text:p>518361,882</text:p>
          </table:table-cell>
          <table:table-cell office:value-type="float" office:value="4742143.148" calcext:value-type="float">
            <text:p>4742143,148</text:p>
          </table:table-cell>
        </table:table-row>
        <table:table-row table:style-name="ro1">
          <table:table-cell office:value-type="string" calcext:value-type="string">
            <text:p>LAAT_2</text:p>
          </table:table-cell>
          <table:table-cell office:value-type="float" office:value="518494.317" calcext:value-type="float">
            <text:p>518494,317</text:p>
          </table:table-cell>
          <table:table-cell office:value-type="float" office:value="4742201.75" calcext:value-type="float">
            <text:p>4742201,75</text:p>
          </table:table-cell>
        </table:table-row>
        <table:table-row table:style-name="ro1">
          <table:table-cell office:value-type="string" calcext:value-type="string">
            <text:p>LAAT_3</text:p>
          </table:table-cell>
          <table:table-cell office:value-type="float" office:value="518573.001" calcext:value-type="float">
            <text:p>518573,001</text:p>
          </table:table-cell>
          <table:table-cell office:value-type="float" office:value="4742201.75" calcext:value-type="float">
            <text:p>4742201,75</text:p>
          </table:table-cell>
        </table:table-row>
        <table:table-row table:style-name="ro1">
          <table:table-cell office:value-type="string" calcext:value-type="string">
            <text:p>LAAT_4</text:p>
          </table:table-cell>
          <table:table-cell office:value-type="float" office:value="518827.541" calcext:value-type="float">
            <text:p>518827,541</text:p>
          </table:table-cell>
          <table:table-cell office:value-type="float" office:value="4742349.202" calcext:value-type="float">
            <text:p>4742349,202</text:p>
          </table:table-cell>
        </table:table-row>
        <table:table-row table:style-name="ro1">
          <table:table-cell office:value-type="string" calcext:value-type="string">
            <text:p>Poligonal_parque_1</text:p>
          </table:table-cell>
          <table:table-cell office:value-type="float" office:value="513868" calcext:value-type="float">
            <text:p>513868</text:p>
          </table:table-cell>
          <table:table-cell office:value-type="float" office:value="4741524" calcext:value-type="float">
            <text:p>4741524</text:p>
          </table:table-cell>
        </table:table-row>
        <table:table-row table:style-name="ro1">
          <table:table-cell office:value-type="string" calcext:value-type="string">
            <text:p>Poligonal_parque_2</text:p>
          </table:table-cell>
          <table:table-cell office:value-type="float" office:value="516121" calcext:value-type="float">
            <text:p>516121</text:p>
          </table:table-cell>
          <table:table-cell office:value-type="float" office:value="4739820" calcext:value-type="float">
            <text:p>4739820</text:p>
          </table:table-cell>
        </table:table-row>
        <table:table-row table:style-name="ro1">
          <table:table-cell office:value-type="string" calcext:value-type="string">
            <text:p>Poligonal_parque_3</text:p>
          </table:table-cell>
          <table:table-cell office:value-type="float" office:value="519015" calcext:value-type="float">
            <text:p>519015</text:p>
          </table:table-cell>
          <table:table-cell office:value-type="float" office:value="4739930" calcext:value-type="float">
            <text:p>4739930</text:p>
          </table:table-cell>
        </table:table-row>
        <table:table-row table:style-name="ro1">
          <table:table-cell office:value-type="string" calcext:value-type="string">
            <text:p>Poligonal_parque_4</text:p>
          </table:table-cell>
          <table:table-cell office:value-type="float" office:value="520174" calcext:value-type="float">
            <text:p>520174</text:p>
          </table:table-cell>
          <table:table-cell office:value-type="float" office:value="4741356" calcext:value-type="float">
            <text:p>4741356</text:p>
          </table:table-cell>
        </table:table-row>
        <table:table-row table:style-name="ro1">
          <table:table-cell office:value-type="string" calcext:value-type="string">
            <text:p>Poligonal_subestacion_1</text:p>
          </table:table-cell>
          <table:table-cell office:value-type="float" office:value="518305" calcext:value-type="float">
            <text:p>518305</text:p>
          </table:table-cell>
          <table:table-cell office:value-type="float" office:value="4742144" calcext:value-type="float">
            <text:p>4742144</text:p>
          </table:table-cell>
        </table:table-row>
        <table:table-row table:style-name="ro1">
          <table:table-cell office:value-type="string" calcext:value-type="string">
            <text:p>Poligonal_subestacion_2</text:p>
          </table:table-cell>
          <table:table-cell office:value-type="float" office:value="518329" calcext:value-type="float">
            <text:p>518329</text:p>
          </table:table-cell>
          <table:table-cell office:value-type="float" office:value="4742156" calcext:value-type="float">
            <text:p>4742156</text:p>
          </table:table-cell>
        </table:table-row>
        <table:table-row table:style-name="ro1">
          <table:table-cell office:value-type="string" calcext:value-type="string">
            <text:p>Poligonal_subestacion_3</text:p>
          </table:table-cell>
          <table:table-cell office:value-type="float" office:value="518345" calcext:value-type="float">
            <text:p>518345</text:p>
          </table:table-cell>
          <table:table-cell office:value-type="float" office:value="4742125" calcext:value-type="float">
            <text:p>4742125</text:p>
          </table:table-cell>
        </table:table-row>
        <table:table-row table:style-name="ro1">
          <table:table-cell office:value-type="string" calcext:value-type="string">
            <text:p>Poligonal_subestacion_4</text:p>
          </table:table-cell>
          <table:table-cell office:value-type="float" office:value="518321" calcext:value-type="float">
            <text:p>518321</text:p>
          </table:table-cell>
          <table:table-cell office:value-type="float" office:value="4742113" calcext:value-type="float">
            <text:p>4742113</text:p>
          </table:table-cell>
        </table:table-row>
        <table:table-row table:style-name="ro1">
          <table:table-cell office:value-type="string" calcext:value-type="string">
            <text:p>Torre_meteoroloxica_1</text:p>
          </table:table-cell>
          <table:table-cell office:value-type="float" office:value="515539" calcext:value-type="float">
            <text:p>515539</text:p>
          </table:table-cell>
          <table:table-cell office:value-type="float" office:value="4744324" calcext:value-type="float">
            <text:p>4744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1:58:26.94129905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1:48:52.849848353</meta:creation-date>
    <meta:generator>LibreOffice/6.4.7.2$Linux_X86_64 LibreOffice_project/40$Build-2</meta:generator>
    <dc:date>2021-08-20T12:06:00.327538775</dc:date>
    <meta:editing-duration>PT9M26S</meta:editing-duration>
    <meta:editing-cycles>3</meta:editing-cycles>
    <meta:document-statistic meta:table-count="1" meta:cell-count="45" meta:object-count="0"/>
  </office:meta>
</office:document-meta>
</file>